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text-properties officeooo:rsid="00037023" officeooo:paragraph-rsid="00048d79"/>
    </style:style>
    <style:style style:name="P2" style:family="paragraph" style:parent-style-name="Standard">
      <style:paragraph-properties fo:line-height="200%"/>
      <style:text-properties officeooo:rsid="0009cedd" officeooo:paragraph-rsid="0009cedd"/>
    </style:style>
    <style:style style:name="P3" style:family="paragraph" style:parent-style-name="Standard">
      <style:paragraph-properties fo:line-height="200%"/>
    </style:style>
    <style:style style:name="P4" style:family="paragraph" style:parent-style-name="Standard">
      <style:paragraph-properties fo:line-height="200%"/>
      <style:text-properties fo:font-weight="bold" officeooo:rsid="000df729" officeooo:paragraph-rsid="000df729" style:font-weight-asian="bold" style:font-weight-complex="bold"/>
    </style:style>
    <style:style style:name="P5" style:family="paragraph" style:parent-style-name="Standard">
      <style:paragraph-properties fo:line-height="200%"/>
      <style:text-properties officeooo:rsid="000df729" officeooo:paragraph-rsid="000df729"/>
    </style:style>
    <style:style style:name="P6" style:family="paragraph" style:parent-style-name="Standard">
      <style:paragraph-properties fo:line-height="200%"/>
      <style:text-properties officeooo:rsid="001590aa" officeooo:paragraph-rsid="001590aa"/>
    </style:style>
    <style:style style:name="P7" style:family="paragraph" style:parent-style-name="Standard">
      <style:paragraph-properties fo:line-height="200%"/>
      <style:text-properties officeooo:rsid="00171efa" officeooo:paragraph-rsid="000df729"/>
    </style:style>
    <style:style style:name="P8" style:family="paragraph" style:parent-style-name="Standard">
      <style:paragraph-properties fo:line-height="200%"/>
      <style:text-properties fo:font-weight="bold" officeooo:rsid="00037023" officeooo:paragraph-rsid="00037023" style:font-weight-asian="bold" style:font-weight-complex="bold"/>
    </style:style>
    <style:style style:name="P9" style:family="paragraph" style:parent-style-name="Standard">
      <style:paragraph-properties fo:line-height="200%"/>
      <style:text-properties fo:font-weight="bold" officeooo:rsid="0009cedd" officeooo:paragraph-rsid="0009cedd" style:font-weight-asian="bold" style:font-weight-complex="bold"/>
    </style:style>
    <style:style style:name="P10" style:family="paragraph" style:parent-style-name="Standard">
      <style:paragraph-properties fo:line-height="200%"/>
      <style:text-properties officeooo:rsid="00189d84" officeooo:paragraph-rsid="00189d84"/>
    </style:style>
    <style:style style:name="T1" style:family="text">
      <style:text-properties officeooo:rsid="00048d79"/>
    </style:style>
    <style:style style:name="T2" style:family="text">
      <style:text-properties fo:color="#000000" style:font-name="Times New Roman" fo:font-size="12pt" officeooo:rsid="00048d79" style:font-name-asian="Times New Roman1" style:font-size-asian="12pt" style:font-name-complex="Times New Roman1" style:font-size-complex="12pt"/>
    </style:style>
    <style:style style:name="T3" style:family="text">
      <style:text-properties officeooo:rsid="000a460c"/>
    </style:style>
    <style:style style:name="T4" style:family="text">
      <style:text-properties officeooo:rsid="001016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6">Marc Bragdon</text:p>
      <text:p text:style-name="P10">October 9, 2019</text:p>
      <text:p text:style-name="P8">Project One : Rent the Runway – Can we Recommend a Dress?</text:p>
      <text:p text:style-name="P1"><text:tab/>This is the earliest project on this list and represents my first foray into a larger data set and statistical inferences surrounding it. My group and I started out with a question: <text:span text:style-name="T1">C</text:span>an we use customer reviews and corresponding dimensions to recommend certain dresses for certain body types? <text:span text:style-name="T1">This seemed easier a problem than it turned out to be when we first started and represented a large effort to sift through data for insight. While I would become accustomed to quick exploratory data analysis in later classes the data was larger (</text:span><text:span text:style-name="T2">192,544</text:span><text:span text:style-name="T1"> instances) and broader (16 features) <text:s/>than what we were used to in class. Initially we assumed that body type would play a role in the fit satisfaction, which was represented in a numerical score 1-10. Through exploratory data analysis we realized that there was a problem in defining “body type”. There didn’t seem to be a numerical correlation between the size metrics we had for these customers and their body type. We found that this data was self reported and without a hip measurement (which wasn’t included in the data set) were not able to get a truly accurate understanding of what body type meant. What we found, and one of the major insights in the project was that age of customer was a powerful indicator of satisfaction. Older customers seemed to like the service a lot more which was fascinating considering that Rent the Runway marketed strongly to younger women. Ultimately we could not build an accurate recommender given the data we had for anyone outside of a very narrow size category, but we could tie satisfaction to other attributes of the customer and we could tie certain garment choices to a specific size range (given that there wasn’t a hip measurement there was an entire dimension missing). As mentioned before this project was a good expansion in my ability to visualize data, explore larger data sets and draw real world conclusions that, theoretically could have been used by Rent the Runway. It brought major classical machine learning </text:span><text:soft-page-break/><text:span text:style-name="T1">tasks in R to life but the major learning from this project was the exploration of the data through visualizations. </text:span></text:p>
      <text:p text:style-name="P9">Project Two : Sarcasm Detection : Can we Detect Sarcasm?</text:p>
      <text:p text:style-name="P2"><text:tab/>In text mining, we learned to detect sentiment, lies and other structures of language <text:span text:style-name="T3">and so it was fitting that the project in that class was sarcasm detection. Sarcasm detection is known to be a difficult language mechanic to detect in text given that in research humans only detect it in speech 85% of the time. This project expanded on the largeness of data sets and showed how I became more comfortable with larger amounts of data. My source data in this project was a little over a million (1,010,773) comments from Reddit labeled for sarcasm. I had abandoned the artifacts of Reddit data and focused purely on the text of the original comment and the potentially sarcastic sub comment. This project introduced me to new statistical concepts such as weighting values based on sentiment shift (a good indicator of sarcasm) and it was my first jump into neural networks. Though the initial neural network I set up for this project was crude it was effective and illuminating. I’ve returned to this project again and again as I learned more about hidden layers and better activation functions to try to get my benchmark accuracy higher. There were issues with the data itself. Because it was sourced from Reddit the comments were not in any sort of proper English and one of the data troubles we had was getting around stop words, that are based on dictionary words and also calculating sentiment. Both of these processes we had to do manually on a rather large data set and it increased my knowledge of using tools for reducing and cleaning large data sets.</text:span></text:p>
      <text:p text:style-name="P4">Project Three : Sign Language Detection : In Real Time</text:p>
      <text:p text:style-name="P5"><text:tab/><text:span text:style-name="T4">Following a theme of becoming more comfortable with larger datasets and neural networks, in my class for Big Data Analytics my final project was a computer vision one. Could we classify images of the alphabet in American Sign Language and output the corresponding letters? This project pushed my knowledge of neural networks and dealing with large datasets much further into convolutional neural networks. Initially the problem with this project that nearly stopped it was the sheer size of the </text:span><text:soft-page-break/><text:span text:style-name="T4">data. There were 78000 full color images of people signing and not a single one of our computers had the computational power to complete the analysis. I was able to construct a new computer that was more capable and used tools to reduce the complexity of the data to a more manageable size for process. My convolutional model got a 99.997% accuracy and was not over fit which was pretty amazing. I was able to then tie in real time webcam feeds to the model and get real time classification of my signing the alphabet. This project taught me a lot, not the least of which involved some letters in ASL and a renewed respect for those who know it well. Whereas when it looked like the dataset was going to be too large for us to process, the rest of my group used an already vectorized alternative CSV version for their models I pressed on the original problem of the images, solved it and then expanded it into a usable application with my webcam. This brought a potentially real world application of computer vision to life. </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16:51:13.821567214</meta:creation-date>
    <meta:generator>LibreOffice/6.2.7.1$Linux_X86_64 LibreOffice_project/20$Build-1</meta:generator>
    <dc:date>2019-10-09T21:19:51.896498153</dc:date>
    <meta:editing-duration>PT2H26M4S</meta:editing-duration>
    <meta:editing-cycles>19</meta:editing-cycles>
    <meta:document-statistic meta:table-count="0" meta:image-count="0" meta:object-count="0" meta:page-count="3" meta:paragraph-count="8" meta:word-count="934" meta:character-count="5411" meta:non-whitespace-character-count="4478"/>
  </office:meta>
</office:document-meta>
</file>